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23cm" draw:marker-end-width="0.23cm" draw:fill="solid" draw:fill-color="#afd095" draw:textarea-horizontal-align="justify" draw:textarea-vertical-align="middle" draw:auto-grow-height="false" fo:min-height="0.802cm" fo:min-width="0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808080" draw:marker-start-width="0.23cm" draw:marker-end-width="0.23cm" draw:fill="solid" draw:fill-color="#afd095" draw:textarea-horizontal-align="justify" draw:textarea-vertical-align="middle" draw:auto-grow-height="false" fo:min-height="0.803cm" fo:min-width="0cm" fo:padding-top="0.135cm" fo:padding-bottom="0.135cm" fo:padding-left="0.26cm" fo:padding-right="0.26cm"/>
    </style:style>
    <style:style style:name="P1" style:family="paragraph">
      <loext:graphic-properties draw:fill="solid" draw:fill-color="#afd095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699cm" svg:height="1.514cm" draw:transform="rotate (0.806865713196979) translate (0.183cm 0.7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97cm" svg:height="1.515cm" draw:transform="skewX (0.00139626340159545) rotate (0.595506340780465) translate (0.44cm 0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98cm" svg:height="1.516cm" draw:transform="skewX (-0.000698131700797695) rotate (1.04231062929101) translate (0.034cm 1.0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3T14:47:26.754000000</meta:creation-date>
    <dc:date>2021-06-03T14:51:42.655000000</dc:date>
    <meta:editing-duration>PT4M16S</meta:editing-duration>
    <meta:editing-cycles>1</meta:editing-cycles>
    <meta:document-statistic meta:object-count="4"/>
    <meta:generator>LibreOffice/7.0.1.2$Windows_X86_64 LibreOffice_project/7cbcfc562f6eb6708b5ff7d7397325de9e764452</meta:generator>
  </office:meta>
</office:document-meta>
</file>